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3.532cm"/>
    </style:style>
    <style:style style:name="gr2" style:family="graphic" style:parent-style-name="standard">
      <style:graphic-properties draw:textarea-horizontal-align="justify" draw:textarea-vertical-align="middle" draw:auto-grow-height="false" fo:min-height="2.72cm" fo:min-width="3.67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2cm" fo:min-width="3.602cm"/>
    </style:style>
    <style:style style:name="gr5" style:family="graphic" style:parent-style-name="standard">
      <style:graphic-properties draw:fill-color="#ff99ff" draw:textarea-horizontal-align="justify" draw:textarea-vertical-align="middle" draw:auto-grow-height="false" fo:min-height="2.72cm" fo:min-width="3.532cm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2.508cm" fo:min-width="3.39cm"/>
    </style:style>
    <style:style style:name="gr7" style:family="graphic" style:parent-style-name="standard">
      <style:graphic-properties draw:fill-color="#ff99ff" draw:textarea-horizontal-align="justify" draw:textarea-vertical-align="middle" draw:auto-grow-height="false" fo:min-height="2.72cm" fo:min-width="3.036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1.942cm" fo:min-width="2.682cm"/>
    </style:style>
    <style:style style:name="gr9" style:family="graphic" style:parent-style-name="standard">
      <style:graphic-properties draw:fill-color="#99ff99" draw:textarea-horizontal-align="justify" draw:textarea-vertical-align="middle" draw:auto-grow-height="false" fo:min-height="2.014cm" fo:min-width="2.754cm"/>
    </style:style>
    <style:style style:name="gr10" style:family="graphic" style:parent-style-name="standard">
      <style:graphic-properties draw:fill-color="#99ff99" draw:textarea-horizontal-align="justify" draw:textarea-vertical-align="middle" draw:auto-grow-height="false" fo:min-height="2.226cm" fo:min-width="3.248cm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 fo:min-height="2.084cm" fo:min-width="3.46cm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 fo:min-height="2.154cm" fo:min-width="3.248cm"/>
    </style:style>
    <style:style style:name="gr13" style:family="graphic" style:parent-style-name="objectwithoutfill">
      <style:graphic-properties draw:marker-end="Arrow" draw:marker-end-width="0.3cm" draw:fill="none" draw:fill-color="#99ff99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ff"/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fill="none" draw:fill-color="#99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7cm" svg:height="4.3cm" svg:x="1.7cm" svg:y="1.1cm">
          <text:p text:style-name="P1">Martin<text:line-break/>Fernande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cm" svg:height="4.2cm" svg:x="11.7cm" svg:y="2.1cm">
          <text:p text:style-name="P1">Elena<text:line-break/>Agui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4cm" svg:y1="3.3cm" svg:x2="12.1cm" svg:y2="4.3cm">
          <text:p text:style-name="P1">Sigue a</text:p>
        </draw:line>
        <draw:custom-shape draw:style-name="gr4" draw:text-style-name="P1" draw:layer="layout" svg:width="5.8cm" svg:height="4.2cm" svg:x="3.9cm" svg:y="7.7cm">
          <text:p text:style-name="P1">Juan Pere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7cm" svg:height="4.2cm" svg:x="14.1cm" svg:y="9.1cm">
          <text:p text:style-name="P1">Los hermanos<text:line-break/>Karamazo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5cm" svg:height="3.9cm" svg:x="4.3cm" svg:y="15.6cm">
          <text:p text:style-name="P1">El retrato de <text:line-break/>Dorian Gr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cm" svg:height="4.2cm" svg:x="1cm" svg:y="19.2cm">
          <text:p text:style-name="P1">El príncipe<text:line-break/>feli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5cm" svg:height="3.1cm" svg:x="9.8cm" svg:y="12.2cm">
          <text:p text:style-name="P1">Crimen y <text:line-break/>Casti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4.6cm" svg:height="3.2cm" svg:x="15.4cm" svg:y="17.7cm">
          <text:p text:style-name="P1">Fiodor<text:line-break/>Dostoyevsk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5.3cm" svg:height="3.5cm" svg:x="5.5cm" svg:y="25.2cm">
          <text:p text:style-name="P1">Oscar Wil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.6cm" svg:height="3.3cm" svg:x="9.7cm" svg:y="18.8cm">
          <text:p text:style-name="P1">El fantasma de</text:p>
          <text:p text:style-name="P1">La Óp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3cm" svg:height="3.4cm" svg:x="13.5cm" svg:y="25.1cm">
          <text:p text:style-name="P1">Gaston Lero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6.7cm" svg:y1="4.7cm" svg:x2="14.1cm" svg:y2="10.7cm">
          <text:p text:style-name="P1">Leyó</text:p>
        </draw:line>
        <draw:line draw:style-name="gr13" draw:text-style-name="P5" draw:layer="layout" svg:x1="3.2cm" svg:y1="5.1cm" svg:x2="3.4cm" svg:y2="19.4cm">
          <text:p text:style-name="P1">Leyó</text:p>
        </draw:line>
        <draw:line draw:style-name="gr13" draw:text-style-name="P5" draw:layer="layout" svg:x1="15.2cm" svg:y1="6.2cm" svg:x2="16.6cm" svg:y2="9.2cm">
          <text:p text:style-name="P1">Leyó</text:p>
        </draw:line>
        <draw:line draw:style-name="gr13" draw:text-style-name="P5" draw:layer="layout" svg:x1="18.1cm" svg:y1="17.6cm" svg:x2="17.7cm" svg:y2="13.2cm">
          <text:p text:style-name="P1">Autor de</text:p>
        </draw:line>
        <draw:line draw:style-name="gr13" draw:text-style-name="P5" draw:layer="layout" svg:x1="16.3cm" svg:y1="18cm" svg:x2="13.6cm" svg:y2="14.8cm">
          <text:p text:style-name="P1">Autor de</text:p>
        </draw:line>
        <draw:line draw:style-name="gr13" draw:text-style-name="P5" draw:layer="layout" svg:x1="5.9cm" svg:y1="26cm" svg:x2="3.6cm" svg:y2="23.4cm">
          <text:p text:style-name="P1">Autor de</text:p>
        </draw:line>
        <draw:line draw:style-name="gr13" draw:text-style-name="P5" draw:layer="layout" svg:x1="8.2cm" svg:y1="25.3cm" svg:x2="7.5cm" svg:y2="19.5cm">
          <text:p text:style-name="P1">Autor de</text:p>
        </draw:line>
        <draw:line draw:style-name="gr13" draw:text-style-name="P5" draw:layer="layout" svg:x1="15.7cm" svg:y1="25.2cm" svg:x2="13.5cm" svg:y2="21.7cm">
          <text:p text:style-name="P1">Autor de</text:p>
        </draw:line>
        <draw:line draw:style-name="gr13" draw:text-style-name="P5" draw:layer="layout" svg:x1="5.3cm" svg:y1="11.5cm" svg:x2="5.4cm" svg:y2="16cm">
          <text:p text:style-name="P1">Leyó</text:p>
        </draw:line>
        <draw:line draw:style-name="gr13" draw:text-style-name="P5" draw:layer="layout" svg:x1="7.9cm" svg:y1="11.8cm" svg:x2="11.8cm" svg:y2="18.9cm">
          <text:p text:style-name="P1">Leyó</text:p>
        </draw:line>
        <draw:line draw:style-name="gr13" draw:text-style-name="P5" draw:layer="layout" svg:x1="9.3cm" svg:y1="10.9cm" svg:x2="10.9cm" svg:y2="12.5cm">
          <text:p text:style-name="P1">Leyó</text:p>
        </draw:line>
        <draw:line draw:style-name="gr13" draw:text-style-name="P5" draw:layer="layout" svg:x1="4.6cm" svg:y1="5.3cm" svg:x2="6.7cm" svg:y2="7.7cm">
          <text:p text:style-name="P1">Sigue a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4:58:15.352971189</meta:creation-date>
    <dc:date>2016-10-17T15:12:49.679530947</dc:date>
    <meta:editing-duration>PT14M34S</meta:editing-duration>
    <meta:editing-cycles>1</meta:editing-cycles>
    <meta:document-statistic meta:object-count="24"/>
    <meta:generator>LibreOffice/5.0.5.2$Linux_X86_64 LibreOffice_project/00m0$Build-2</meta:generator>
  </office:meta>
</office:document-meta>
</file>